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8000001F67EC1BD299B70AB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ffff" draw:marker-start="Symmetric_20_Arrow" draw:marker-start-width="0.537cm" draw:marker-end="Symmetric_20_Arrow" draw:marker-end-width="0.537cm" draw:textarea-vertical-align="middle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57cm" svg:height="17.708cm" svg:x="4.714cm" svg:y="5.995cm">
            <draw:image xlink:href="Pictures/1000020100000148000001F67EC1BD299B70AB3F.png" xlink:type="simple" xlink:show="embed" xlink:actuate="onLoad">
              <text:p/>
            </draw:image>
          </draw:frame>
          <draw:line draw:style-name="gr2" draw:text-style-name="P1" draw:layer="layout" svg:x1="7.096cm" svg:y1="7.985cm" svg:x2="14.716cm" svg:y2="8.112cm">
            <text:p text:style-name="P1"><text:span text:style-name="T1">50m</text:span></text:p>
            <text:p text:style-name="P1"><text:span text:style-name="T1"/></text:p>
          </draw:line>
          <draw:line draw:style-name="gr2" draw:text-style-name="P1" draw:layer="layout" svg:x1="14.716cm" svg:y1="21.701cm" svg:x2="15.097cm" svg:y2="8.747cm">
            <text:p text:style-name="P1"><text:span text:style-name="T1">100m</text:span></text:p>
            <text:p text:style-name="P1"><text:span text:style-name="T1"/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2T20:47:21.233282395</dc:date>
    <dc:creator>Keoma Brun</dc:creator>
    <meta:editing-duration>PT3M45S</meta:editing-duration>
    <meta:editing-cycles>1</meta:editing-cycles>
    <meta:document-statistic meta:object-count="4"/>
    <meta:generator>LibreOffice/5.1.6.2$Linux_X86_64 LibreOffice_project/10m0$Build-2</meta:generator>
  </office:meta>
</office:document-meta>
</file>